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language="zu" fo:country="Z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presentation:style-name="pr1" draw:layer="layout" svg:width="25.199cm" svg:height="3.506cm" svg:x="1.4cm" svg:y="0.837cm" presentation:class="title">
          <draw:text-box>
            <text:p>Takenoko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yle </text:p>
              </text:list-item>
              <text:list-item>
                <text:p>Règle</text:p>
              </text:list-item>
              <text:list-item>
                <text:p>Plateau évolut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eption glob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uvegarde</text:p>
              </text:list-item>
              <text:list-item>
                <text:p>Arborescence</text:p>
              </text:list-item>
              <text:list-item>
                <text:p>Type def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matr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trice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'organis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antt</text:p>
              </text:list-item>
              <text:list-item>
                <text:p>Git</text:p>
              </text:list-item>
              <text:list-item>
                <text:p>CD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es tu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 structure</text:p>
              </text:list-item>
              <text:list-item>
                <text:p>Le choix du pointeur</text:p>
              </text:list-item>
              <text:list-item>
                <text:p>Le tableau</text:p>
              </text:list-item>
              <text:list-item>
                <text:p>Extraction</text:p>
              </text:list-item>
              <text:list-item>
                <text:p>Shuff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es car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ucture</text:p>
              </text:list-item>
              <text:list-item>
                <text:p>Différents tableaux</text:p>
              </text:list-item>
              <text:list-item>
                <text:p>Extraction des données </text:p>
              </text:list-item>
              <text:list-item>
                <text:p><text:span text:style-name="T1">Algorithme de Mél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es objectif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nda</text:p>
              </text:list-item>
              <text:list-item>
                <text:p>Jardinier</text:p>
              </text:list-item>
              <text:list-item>
                <text:p>Parcelle</text:p>
                <text:list>
                  <text:list-item>
                    <text:p>Triangle</text:p>
                  </text:list-item>
                  <text:list-item>
                    <text:p>Arc</text:p>
                  </text:list-item>
                  <text:list-item>
                    <text:p>Ligne</text:p>
                  </text:list-item>
                  <text:list-item>
                    <text:p>Los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es personnag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ucture</text:p>
                <text:list>
                  <text:list-item>
                    <text:p>Pointeurs sur fonctions</text:p>
                  </text:list-item>
                </text:list>
              </text:list-item>
              <text:list-item>
                <text:p>Choix des valeurs</text:p>
              </text:list-item>
              <text:list-item>
                <text:p>Fonctions de dépla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textu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able</text:p>
              </text:list-item>
              <text:list-item>
                <text:p>Insertion</text:p>
              </text:list-item>
              <text:list-item>
                <text:p>Texte</text:p>
              </text:list-item>
              <text:list-item>
                <text:p>Affich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Bout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élection</text:p>
              </text:list-item>
              <text:list-item>
                <text:p>Gestion souris</text:p>
              </text:list-item>
              <text:list-item>
                <text:p>Gestion clav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stion plateau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xagone</text:p>
              </text:list-item>
              <text:list-item>
                <text:p>Sélection</text:p>
              </text:list-item>
              <text:list-item>
                <text:p>Retour coordonn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platea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 tuile</text:p>
              </text:list-item>
              <text:list-item>
                <text:p>D’irrigation </text:p>
              </text:list-item>
              <text:list-item>
                <text:p>D'effet spéciau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29T09:02:51.58</meta:creation-date>
    <meta:editing-duration>PT49M19S</meta:editing-duration>
    <meta:editing-cycles>4</meta:editing-cycles>
    <dc:date>2022-03-29T10:38:23.51</dc:date>
    <meta:generator>OpenOffice/4.1.7$Win32 OpenOffice.org_project/417m1$Build-9800</meta:generator>
    <meta:document-statistic meta:object-count="85"/>
  </office:meta>
</office:document-meta>
</file>